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9188" officeooo:paragraph-rsid="001791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niamo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4:49:05.810426500</meta:creation-date>
    <dc:date>2019-02-19T14:49:28.667604206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4.2.8.2$Linux_x86 LibreOffice_project/420m0$Build-2</meta:generator>
  </office:meta>
</office:document-meta>
</file>